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ection.getTex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ection.newJforCmd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Section.closeCurrent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newParagraph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ection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RtfSection( RtfDocumentArea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ection.newBefore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newTable( RtfAttributes attrs ,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closeCurrentBef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newParagraph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clos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Section.writeRtf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ection.newList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new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newPara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ection.newAfter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newTable(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closeCurrentExternalGraph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closeCurrentParagrap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ection.closeCurren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